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1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62" office:value-type="string" calcext:value-type="string">
            <text:p>Mens. 09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62" office:value-type="string" calcext:value-type="string">
            <text:p>Mens. 10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62" office:value-type="string" calcext:value-type="string">
            <text:p>Mens. 1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6]-[.F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62" office:value-type="string" calcext:value-type="string">
            <text:p>Mens. 1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7]-[.F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6-01-31" calcext:value-type="date">
            <text:p>31/01/2026</text:p>
          </table:table-cell>
          <table:table-cell table:style-name="ce62" office:value-type="string" calcext:value-type="string">
            <text:p>Mens. 01/2026 (A.C.)</text:p>
          </table:table-cell>
          <table:table-cell table:style-name="ce65" office:value-type="float" office:value="270" calcext:value-type="float">
            <text:p>27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8]-[.F8]" office:value-type="float" office:value="270" calcext:value-type="float">
            <text:p>27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6-02-28" calcext:value-type="date">
            <text:p>28/02/2026</text:p>
          </table:table-cell>
          <table:table-cell table:style-name="ce62" office:value-type="string" calcext:value-type="string">
            <text:p>Mens. 02/2026 (A.C.)</text:p>
          </table:table-cell>
          <table:table-cell table:style-name="ce65" office:value-type="float" office:value="270" calcext:value-type="float">
            <text:p>27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9]-[.F9]" office:value-type="float" office:value="270" calcext:value-type="float">
            <text:p>27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9])" office:value-type="float" office:value="1060" calcext:value-type="float">
            <text:p>1.06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68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4.514620344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4.5168080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4.808204631</dc:date>
    <meta:print-date>2017-06-28T17:59:52</meta:print-date>
    <dc:language>pt-PT</dc:language>
    <meta:editing-cycles>353</meta:editing-cycles>
    <meta:editing-duration>PT11H44M51S</meta:editing-duration>
    <meta:printed-by>Carlos Augusto Marcicano</meta:printed-by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